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9965in" svg:y="3.5437in">
            <draw:object draw:notify-on-update-of-ranges="Sheet1.F2:Sheet1.F8 Sheet1.G2:Sheet1.G8 Sheet1.H2:Sheet1.H8 Sheet1.H2:Sheet1.H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/L</text:p>
          </table:table-cell>
          <table:table-cell office:value-type="string" calcext:value-type="string">
            <text:p>2pi/time</text:p>
          </table:table-cell>
          <table:table-cell office:value-type="string" calcext:value-type="string">
            <text:p>err</text:p>
          </table:table-cell>
          <table:table-cell table:number-columns-repeated="9"/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13.59" calcext:value-type="float">
            <text:p>13.59</text:p>
          </table:table-cell>
          <table:table-cell table:formula="of:=AVERAGE([.A2:.B2])" office:value-type="float" office:value="14.205" calcext:value-type="float">
            <text:p/>
          </table:table-cell>
          <table:table-cell office:value-type="float" office:value="1" calcext:value-type="float">
            <text:p>1</text:p>
          </table:table-cell>
          <table:table-cell table:formula="of:=[.D2]*0.0013560921" office:value-type="float" office:value="0.0013560921" calcext:value-type="float">
            <text:p/>
          </table:table-cell>
          <table:table-cell table:formula="of:=[.E2]/[.$Q$6]" office:value-type="float" office:value="1.05414996211998" calcext:value-type="float">
            <text:p/>
          </table:table-cell>
          <table:table-cell table:formula="of:=2*PI()/[.C2]" office:value-type="float" office:value="0.442322091318521" calcext:value-type="float">
            <text:p/>
          </table:table-cell>
          <table:table-cell office:value-type="float" office:value="0.04" calcext:value-type="float">
            <text:p>0.04</text:p>
          </table:table-cell>
          <table:table-cell table:number-columns-repeated="9"/>
        </table:table-row>
        <table:table-row table:style-name="ro1">
          <table:table-cell office:value-type="float" office:value="9.28" calcext:value-type="float">
            <text:p>9.28</text:p>
          </table:table-cell>
          <table:table-cell office:value-type="float" office:value="8.9" calcext:value-type="float">
            <text:p>8.9</text:p>
          </table:table-cell>
          <table:table-cell table:formula="of:=AVERAGE([.A3:.B3])" office:value-type="float" office:value="9.09" calcext:value-type="float">
            <text:p/>
          </table:table-cell>
          <table:table-cell office:value-type="float" office:value="1.5" calcext:value-type="float">
            <text:p>1.5</text:p>
          </table:table-cell>
          <table:table-cell table:formula="of:=[.D3]*0.0013560921" office:value-type="float" office:value="0.00203413815" calcext:value-type="float">
            <text:p/>
          </table:table-cell>
          <table:table-cell table:formula="of:=[.E3]/[.$Q$6]" office:value-type="float" office:value="1.58122494317997" calcext:value-type="float">
            <text:p/>
          </table:table-cell>
          <table:table-cell table:formula="of:=2*PI()/[.C3]" office:value-type="float" office:value="0.691219505740329" calcext:value-type="float">
            <text:p/>
          </table:table-cell>
          <table:table-cell office:value-type="float" office:value="0.055" calcext:value-type="float">
            <text:p>0.055</text:p>
          </table:table-cell>
          <table:table-cell table:number-columns-repeated="7"/>
          <table:table-cell office:value-type="string" calcext:value-type="string">
            <text:p>I</text:p>
          </table:table-cell>
          <table:table-cell office:value-type="float" office:value="0.000040948398" calcext:value-type="float">
            <text:p>4.0948398E-005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7" calcext:value-type="float">
            <text:p>7</text:p>
          </table:table-cell>
          <table:table-cell table:formula="of:=AVERAGE([.A4:.B4])" office:value-type="float" office:value="6.86" calcext:value-type="float">
            <text:p/>
          </table:table-cell>
          <table:table-cell office:value-type="float" office:value="2" calcext:value-type="float">
            <text:p>2</text:p>
          </table:table-cell>
          <table:table-cell table:formula="of:=[.D4]*0.0013560921" office:value-type="float" office:value="0.0027121842" calcext:value-type="float">
            <text:p/>
          </table:table-cell>
          <table:table-cell table:formula="of:=[.E4]/[.$Q$6]" office:value-type="float" office:value="2.10829992423996" calcext:value-type="float">
            <text:p/>
          </table:table-cell>
          <table:table-cell table:formula="of:=2*PI()/[.C4]" office:value-type="float" office:value="0.915916225536383" calcext:value-type="float">
            <text:p/>
          </table:table-cell>
          <table:table-cell office:value-type="float" office:value="0.05" calcext:value-type="float">
            <text:p>0.05</text:p>
          </table:table-cell>
          <table:table-cell table:number-columns-repeated="7"/>
          <table:table-cell office:value-type="string" calcext:value-type="string">
            <text:p>ang freq</text:p>
          </table:table-cell>
          <table:table-cell table:formula="of:=10*PI()" office:value-type="float" office:value="31.4159265358979" calcext:value-type="float">
            <text:p/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5.54" calcext:value-type="float">
            <text:p>5.54</text:p>
          </table:table-cell>
          <table:table-cell table:formula="of:=AVERAGE([.A5:.B5])" office:value-type="float" office:value="5.69" calcext:value-type="float">
            <text:p/>
          </table:table-cell>
          <table:table-cell office:value-type="float" office:value="2.5" calcext:value-type="float">
            <text:p>2.5</text:p>
          </table:table-cell>
          <table:table-cell table:formula="of:=[.D5]*0.0013560921" office:value-type="float" office:value="0.00339023025" calcext:value-type="float">
            <text:p/>
          </table:table-cell>
          <table:table-cell table:formula="of:=[.E5]/[.$Q$6]" office:value-type="float" office:value="2.63537490529994" calcext:value-type="float">
            <text:p/>
          </table:table-cell>
          <table:table-cell table:formula="of:=2*PI()/[.C5]" office:value-type="float" office:value="1.10425049335318" calcext:value-type="float">
            <text:p/>
          </table:table-cell>
          <table:table-cell office:value-type="float" office:value="0.06" calcext:value-type="float">
            <text:p>0.06</text:p>
          </table:table-cell>
          <table:table-cell table:number-columns-repeated="9"/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4.66" calcext:value-type="float">
            <text:p>4.66</text:p>
          </table:table-cell>
          <table:table-cell table:formula="of:=AVERAGE([.A6:.B6])" office:value-type="float" office:value="4.5" calcext:value-type="float">
            <text:p/>
          </table:table-cell>
          <table:table-cell office:value-type="float" office:value="3" calcext:value-type="float">
            <text:p>3</text:p>
          </table:table-cell>
          <table:table-cell table:formula="of:=[.D6]*0.0013560921" office:value-type="float" office:value="0.0040682763" calcext:value-type="float">
            <text:p/>
          </table:table-cell>
          <table:table-cell table:formula="of:=[.E6]/[.$Q$6]" office:value-type="float" office:value="3.16244988635993" calcext:value-type="float">
            <text:p/>
          </table:table-cell>
          <table:table-cell table:formula="of:=2*PI()/[.C6]" office:value-type="float" office:value="1.39626340159546" calcext:value-type="float">
            <text:p/>
          </table:table-cell>
          <table:table-cell office:value-type="float" office:value="0.05" calcext:value-type="float">
            <text:p>0.05</text:p>
          </table:table-cell>
          <table:table-cell table:number-columns-repeated="7"/>
          <table:table-cell office:value-type="string" calcext:value-type="string">
            <text:p>L</text:p>
          </table:table-cell>
          <table:table-cell table:formula="of:=[.Q4]*[.Q3]" office:value-type="float" office:value="0.00128643186333071" calcext:value-type="float">
            <text:p/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4.3" calcext:value-type="float">
            <text:p>4.3</text:p>
          </table:table-cell>
          <table:table-cell table:formula="of:=AVERAGE([.A7:.B7])" office:value-type="float" office:value="4.165" calcext:value-type="float">
            <text:p/>
          </table:table-cell>
          <table:table-cell office:value-type="float" office:value="3.5" calcext:value-type="float">
            <text:p>3.5</text:p>
          </table:table-cell>
          <table:table-cell table:formula="of:=[.D7]*0.0013560921" office:value-type="float" office:value="0.00474632235" calcext:value-type="float">
            <text:p/>
          </table:table-cell>
          <table:table-cell table:formula="of:=[.E7]/[.$Q$6]" office:value-type="float" office:value="3.68952486741992" calcext:value-type="float">
            <text:p/>
          </table:table-cell>
          <table:table-cell table:formula="of:=2*PI()/[.C7]" office:value-type="float" office:value="1.50856790088345" calcext:value-type="float">
            <text:p/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3.79" calcext:value-type="float">
            <text:p>3.79</text:p>
          </table:table-cell>
          <table:table-cell table:formula="of:=AVERAGE([.A8:.B8])" office:value-type="float" office:value="3.785" calcext:value-type="float">
            <text:p/>
          </table:table-cell>
          <table:table-cell office:value-type="float" office:value="4" calcext:value-type="float">
            <text:p>4</text:p>
          </table:table-cell>
          <table:table-cell table:formula="of:=[.D8]*0.0013560921" office:value-type="float" office:value="0.0054243684" calcext:value-type="float">
            <text:p/>
          </table:table-cell>
          <table:table-cell table:formula="of:=[.E8]/[.$Q$6]" office:value-type="float" office:value="4.21659984847991" calcext:value-type="float">
            <text:p/>
          </table:table-cell>
          <table:table-cell table:formula="of:=2*PI()/[.C8]" office:value-type="float" office:value="1.66002253822446" calcext:value-type="float">
            <text:p/>
          </table:table-cell>
          <table:table-cell office:value-type="float" office:value="0.06" calcext:value-type="float">
            <text:p>0.06</text:p>
          </table:table-cell>
          <table:table-cell table:number-columns-repeated="9"/>
        </table:table-row>
        <table:table-row table:style-name="ro2" table:number-rows-repeated="4">
          <table:table-cell table:number-columns-repeated="17"/>
        </table:table-row>
        <table:table-row table:style-name="ro1">
          <table:table-cell table:number-columns-repeated="16"/>
          <table:table-cell table:formula="of:=309.49*[.Q6]" office:value-type="float" office:value="0.398137797382221" calcext:value-type="float">
            <text:p/>
          </table:table-cell>
        </table:table-row>
        <table:table-row table:style-name="ro2" table:number-rows-repeated="7">
          <table:table-cell table:number-columns-repeated="17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mu</text:p>
          </table:table-cell>
          <table:table-cell office:value-type="float" office:value="0.3908" calcext:value-type="float">
            <text:p>0.390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3:06:44.5368967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31T11:53:46.632549759</meta:creation-date>
    <meta:generator>LibreOffice/4.2.3.3$Linux_X86_64 LibreOffice_project/420m0$Build-3</meta:generator>
    <dc:date>2014-04-28T04:29:40.816412955</dc:date>
    <meta:editing-duration>P0D</meta:editing-duration>
    <meta:editing-cycles>2</meta:editing-cycles>
    <meta:document-statistic meta:table-count="1" meta:cell-count="7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eet1.H2:Sheet1.H8" chart:error-lower-range="Sheet1.H2:Sheet1.H8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6pt" style:font-size-asian="9pt" style:font-size-complex="9pt"/>
    </style:style>
    <style:style style:name="ch5" style:family="chart" style:data-style-name="N0">
      <style:chart-properties chart:display-label="true" chart:logarithmic="false" chart:interval-major="0.4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6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05cm" chart:symbol-height="0.05cm" chart:error-category="cell-range" chart:error-upper-range="Sheet1.H2:Sheet1.H8" chart:error-lower-range="Sheet1.H2:Sheet1.H8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type="linear"/>
      <style:graphic-properties svg:stroke-color="#004586"/>
    </style:style>
    <style:style style:name="ch10" style:family="chart">
      <style:chart-properties chart:error-upper-indicator="true" chart:error-lower-indicator="true" chart:error-category="cell-range" chart:error-upper-range="Sheet1.H2:Sheet1.H8" chart:error-lower-range="Sheet1.H2:Sheet1.H8" char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F2:Sheet1.G8" svg:x="1.77cm" svg:y="0.855cm" svg:width="13.59cm" svg:height="6.545cm">
          <chartooo:coordinate-region svg:x="2.603cm" svg:y="1.108cm" svg:width="12.464cm" svg:height="5.539cm"/>
          <chart:axis chart:dimension="x" chart:name="primary-x" chart:style-name="ch3">
            <chart:title svg:x="7.616cm" svg:y="7.581cm" chart:style-name="ch4">
              <text:p>B/L (T)</text:p>
            </chart:title>
          </chart:axis>
          <chart:axis chart:dimension="y" chart:name="primary-y" chart:style-name="ch5">
            <chart:title svg:x="0.451cm" svg:y="5.38cm" chart:style-name="ch6">
              <text:p>2π/t (1/s)</text:p>
            </chart:title>
            <chart:grid chart:style-name="ch7" chart:class="major"/>
          </chart:axis>
          <chart:series chart:style-name="ch8" chart:values-cell-range-address="Sheet1.G2:Sheet1.G8" chart:class="chart:scatter">
            <chart:domain table:cell-range-address="Sheet1.F2:Sheet1.F8"/>
            <chart:regression-curve chart:style-name="ch9"/>
            <chart:error-indicator chart:style-name="ch10" chart:dimension="y"/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5414996211998">
                <text:p>1.05414996211998</text:p>
                <draw:g>
                  <svg:desc>Sheet1.F2:Sheet1.F8</svg:desc>
                </draw:g>
              </table:table-cell>
              <table:table-cell office:value-type="float" office:value="0.442322091318521">
                <text:p>0.442322091318521</text:p>
                <draw:g>
                  <svg:desc>Sheet1.G2:Sheet1.G8</svg:desc>
                </draw:g>
              </table:table-cell>
              <table:table-cell office:value-type="float" office:value="0.04">
                <text:p>0.04</text:p>
                <draw:g>
                  <svg:desc>Sheet1.H2:Sheet1.H8</svg:desc>
                </draw:g>
              </table:table-cell>
              <table:table-cell office:value-type="float" office:value="0.04">
                <text:p>0.04</text:p>
                <draw:g>
                  <svg:desc>Sheet1.H2:Sheet1.H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8122494317997">
                <text:p>1.58122494317997</text:p>
              </table:table-cell>
              <table:table-cell office:value-type="float" office:value="0.691219505740329">
                <text:p>0.691219505740329</text:p>
              </table:table-cell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0829992423996">
                <text:p>2.10829992423996</text:p>
              </table:table-cell>
              <table:table-cell office:value-type="float" office:value="0.915916225536383">
                <text:p>0.915916225536383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63537490529994">
                <text:p>2.63537490529994</text:p>
              </table:table-cell>
              <table:table-cell office:value-type="float" office:value="1.10425049335318">
                <text:p>1.10425049335318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16244988635993">
                <text:p>3.16244988635993</text:p>
              </table:table-cell>
              <table:table-cell office:value-type="float" office:value="1.39626340159546">
                <text:p>1.39626340159546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8952486741992">
                <text:p>3.68952486741992</text:p>
              </table:table-cell>
              <table:table-cell office:value-type="float" office:value="1.50856790088345">
                <text:p>1.5085679008834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21659984847991">
                <text:p>4.21659984847991</text:p>
              </table:table-cell>
              <table:table-cell office:value-type="float" office:value="1.66002253822446">
                <text:p>1.66002253822446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